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139in solid #000000" fo:border-bottom="0.0069in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069in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5.6458in" fo:margin-left="-0.0799in" fo:margin-right="0.934in" table:align="margins" style:writing-mode="lr-tb"/>
    </style:style>
    <style:style style:name="Tabela1.A" style:family="table-column">
      <style:table-column-properties style:column-width="1.5944in" style:rel-column-width="18507*"/>
    </style:style>
    <style:style style:name="Tabela1.B" style:family="table-column">
      <style:table-column-properties style:column-width="2.9125in" style:rel-column-width="33807*"/>
    </style:style>
    <style:style style:name="Tabela1.C" style:family="table-column">
      <style:table-column-properties style:column-width="1.1389in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C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5.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05in" fo:margin-right="0in" fo:text-indent="0in" style:auto-text-indent="false" fo:keep-with-next="always" style:snap-to-layout-grid="false"/>
    </style:style>
    <style:style style:name="P13" style:family="paragraph" style:parent-style-name="Text_20_body">
      <style:paragraph-properties fo:margin-left="0.05in" fo:margin-right="0in" fo:text-indent="0in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P18" style:family="paragraph" style:parent-style-name="Table_20_Contents">
      <style:text-properties fo:color="#4c4c4c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<text:soft-page-break/>área de História, <text:s/>Biblioteconomia, Ciência da Informação, Arquitetura.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<text:soft-page-break/>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Usuário</text:p>
          </table:table-cell>
          <table:table-cell table:style-name="Tabela1.A3" office:value-type="string">
            <text:p text:style-name="P5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Editar Usuário</text:p>
          </table:table-cell>
          <table:table-cell table:style-name="Tabela1.A3" office:value-type="string">
            <text:p text:style-name="P5">Qualquer usuário pode alterar o seu próprio cadastro. 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5">CDU 10</text:p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clusão de instituição</text:p>
          </table:table-cell>
          <table:table-cell table:style-name="Tabela1.A3" office:value-type="string">
            <text:p text:style-name="P5">Para excluir uma instituição, o Administrador deve selecionar um outro Administrador para confirmar a operação. Durante a exclusão da <text:soft-page-break/>instituição mostra-se todos os bens patrimoniais e usuários relacionados com a instituição, pois estes também serão excluidos ao excluir a instituição. 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Login no sistema</text:p>
          </table:table-cell>
          <table:table-cell table:style-name="Tabela1.A3" office:value-type="string">
            <text:p text:style-name="P5">Para entrar no sistema, o usuário (administrador, gerente, revisor, catalogador) deve colocar o seu login ou o e-mail cadastrado e sua senha, para entrar em seu nível de acesso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5">CDU 17</text:p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5">CDU 03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5">CDU 18</text:p>
          </table:table-cell>
        </table:table-row>
        <table:table-row table:style-name="Tabela1.1">
          <table:table-cell table:style-name="Tabela1.A3" office:value-type="string">
            <text:p text:style-name="P5">Campos obrigatóri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Visualizar bem patrimonial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pertencentes a sua instituição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xcluir/editar bem patrimonial</text:p>
          </table:table-cell>
          <table:table-cell table:style-name="Tabela1.A3" office:value-type="string">
            <text:p text:style-name="P5">Durante o processo de catalogação de um bem, o usuário (gerente, revisor, catalogador) pode clicar em Excluir a operação e, portanto, tais dados não são salvos no banco de dados do sistema. Ou após salva a operação, no mesmo local em que visualiza os bens cadastrados, há a opção de desfazer ou editar o bem patrimonial. <text:soft-page-break/>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Busca</text:p>
          </table:table-cell>
          <table:table-cell table:style-name="Tabela1.A3" office:value-type="string">
            <text:p text:style-name="P5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5">CDU 01</text:p>
          </table:table-cell>
        </table:table-row>
        <table:table-row table:style-name="Tabela1.1">
          <table:table-cell table:style-name="Tabela1.A3" office:value-type="string">
            <text:p text:style-name="P5">Busca para usuário comum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5">CDU 01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Busca com permissões</text:p>
          </table:table-cell>
          <table:table-cell table:style-name="Tabela1.A3" office:value-type="string">
            <text:p text:style-name="P5">Para ter acesso a esse tipo de busca, o usuário <text:s/>(Administrador, Gerente, Revisor, Catalogador) precisa estar logado no sistema. A busca comporta-se de maneira semelhante aquela para o usuário comum, porém para aqueles bens patrimoniais pertecentes a instituição do usuário está disponível a opção de Editar e de Excluir bem patrimonial. </text:p>
          </table:table-cell>
          <table:table-cell table:style-name="Tabela1.C3" office:value-type="string">
            <text:p text:style-name="P5">CDU 02</text:p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Usuários Inativos</text:p>
          </table:table-cell>
          <table:table-cell table:style-name="Tabela1.A3" office:value-type="string">
            <text:p text:style-name="P5">Fica a cargo do gerente analisar os usuários de sua instituição que se encontram inativos e <text:soft-page-break/>transferir as responsabilidades desses usuários para outros que estejam ativos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Software Livre.</text:p>
            <text:p text:style-name="P7">Formulários de catalogação de fácil preenchimento, com descrição de cada campo e exemplos de como preencher e a utilização de um sistema de Help.</text:p>
            <text:p text:style-name="P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align="justify" style:justify-single-word="false" fo:keep-together="always" fo:text-indent="0in" style:auto-text-indent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in" fo:margin-bottom="0.0835in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6.5in" table:align="margins"/>
    </style:style>
    <style:style style:name="Tabela2.A" style:family="table-column">
      <style:table-column-properties style:column-width="0.6944in" style:rel-column-width="1000*"/>
    </style:style>
    <style:style style:name="Tabela2.B" style:family="table-column">
      <style:table-column-properties style:column-width="4.0764in" style:rel-column-width="5870*"/>
    </style:style>
    <style:style style:name="Tabela2.C" style:family="table-column">
      <style:table-column-properties style:column-width="1.7292in" style:rel-column-width="2490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C1" style:family="table-cell">
      <style:table-cell-properties fo:padding="0.0382in" fo:border="0.0007in solid #000000"/>
    </style:style>
    <style:style style:name="Tabe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1"/>
              <text:p text:style-name="MP2">Documento de Visã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16" text:date-value="2010-09-22T14:41:54">2010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9-22T14:41:54</dc:date>
    <meta:print-date>2001-03-15T14:26:00</meta:print-date>
    <meta:editing-cycles>113</meta:editing-cycles>
    <meta:editing-duration>PT584H05M33S</meta:editing-duration>
    <meta:document-statistic meta:table-count="7" meta:image-count="1" meta:object-count="0" meta:page-count="5" meta:paragraph-count="121" meta:word-count="1393" meta:character-count="8957"/>
    <dc:creator>Thiago Bianchi</dc:creator>
    <meta:user-defined meta:name="Company">&lt;Company Name&gt;</meta:user-defined>
    <meta:user-defined meta:name="Info 1"/>
    <meta:user-defined meta:name="Info 2"/>
    <meta:user-defined meta:name="Info 3"/>
  </office:meta>
</office:document-meta>
</file>